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, Calibri" style:font-family-generic="swiss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, Calibri" style:font-family-generic="swiss"/>
    <style:font-face style:name="Calibri5" svg:font-family="Calibri" style:font-family-generic="system" style:font-pitch="variable"/>
    <style:font-face style:name="Calibri6" svg:font-family="Calibri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56cm" fo:min-width="22.57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23cm" fo:min-width="14.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22cm" fo:min-width="14.48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22cm" fo:min-width="13.116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23cm" fo:min-width="11.6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68cm" fo:min-width="12.073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49cm" fo:min-width="13.33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2cm" fo:min-width="14.37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69cm" fo:min-width="0.73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68cm" fo:min-width="0.72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7cm" fo:min-width="0.73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402cm" fo:min-width="3.46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69cm" fo:min-width="0.598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63cm" fo:min-width="0.624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401cm" fo:min-width="3.46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7cm" fo:min-width="0.92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401cm" fo:min-width="3.91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69cm" fo:min-width="0.729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4cm" fo:min-width="3.914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6" style:font-size-complex="20pt"/>
    </style:style>
    <style:style style:name="P5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6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3" fo:font-size="20pt" fo:language="ar" fo:country="SA" fo:font-style="normal" fo:text-shadow="none" style:text-underline-style="none" fo:font-weight="normal" style:letter-kerning="true" style:font-name-asian="Calibri4" style:font-size-asian="20pt" style:language-asian="ar" style:country-asian="SA" style:font-style-asian="normal" style:font-weight-asian="normal" style:font-name-complex="Calibri4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3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3" fo:font-size="20pt" fo:font-style="normal" fo:text-shadow="none" style:text-underline-style="none" fo:font-weight="normal" style:letter-kerning="true" style:font-name-asian="Liberation Sans4" style:font-size-asian="20pt" style:font-style-asian="normal" style:font-weight-asian="normal" style:font-name-complex="Calibri6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3.106cm" svg:height="2.84cm" svg:x="0.948cm" svg:y="1.164cm">
            <text:p text:style-name="P1"><text:span text:style-name="T1">Mahasiswa mampu menggunakan metode-metode numerik</text:span></text:p>
            <text:p text:style-name="P1"><text:span text:style-name="T1">dalam mencari solusi dari permasalahan matematik</text:span></text:p>
            <text:p text:style-name="P1"><text:span text:style-name="T2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5.818cm" svg:x2="12.501cm" svg:y2="4.004cm">
            <text:p/>
          </draw:line>
          <draw:custom-shape draw:style-name="gr3" draw:text-style-name="P5" draw:layer="layout" svg:width="15.134cm" svg:height="2.107cm" svg:x="4.934cm" svg:y="5.83cm">
            <text:p text:style-name="P4"><text:span text:style-name="T3">Mahasiswa mampu melakukan turunan numerik</text:span></text:p>
            <text:p text:style-name="P4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15.019cm" svg:height="2.106cm" svg:x="4.992cm" svg:y="9.66cm">
            <text:p text:style-name="P6"><text:span text:style-name="T4">Mahasiswa mampu melakukan integrasi numerik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9.684cm" svg:x2="12.501cm" svg:y2="7.923cm">
            <text:p/>
          </draw:line>
          <draw:custom-shape draw:style-name="gr5" draw:text-style-name="P7" draw:layer="layout" svg:width="13.65cm" svg:height="2.106cm" svg:x="5.676cm" svg:y="13.211cm">
            <text:p text:style-name="P6"><text:span text:style-name="T4">Mahasiswa mampu melakukan interpolasi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13.235cm" svg:x2="12.501cm" svg:y2="11.761cm">
            <text:p/>
          </draw:line>
          <draw:custom-shape draw:style-name="gr6" draw:text-style-name="P7" draw:layer="layout" svg:width="12.143cm" svg:height="2.107cm" svg:x="6.43cm" svg:y="16.708cm">
            <text:p text:style-name="P6"><text:span text:style-name="T4">Mahasiswa mampu melakukan regresi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16.732cm" svg:x2="12.501cm" svg:y2="15.258cm">
            <text:p/>
          </draw:line>
          <draw:custom-shape draw:style-name="gr7" draw:text-style-name="P7" draw:layer="layout" svg:width="12.607cm" svg:height="2.552cm" svg:x="6.198cm" svg:y="20.207cm">
            <text:p text:style-name="P6"><text:span text:style-name="T4">Mahasiswa mampu menentukan solusi</text:span></text:p>
            <text:p text:style-name="P6"><text:span text:style-name="T4">dari sistem persamaan linear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20.23cm" svg:x2="12.501cm" svg:y2="18.756cm">
            <text:p/>
          </draw:line>
          <draw:custom-shape draw:style-name="gr8" draw:text-style-name="P7" draw:layer="layout" svg:width="13.872cm" svg:height="2.633cm" svg:x="5.565cm" svg:y="24.518cm">
            <text:p text:style-name="P6"><text:span text:style-name="T4">Mahasiswa mampu menentukan</text:span></text:p>
            <text:p text:style-name="P6"><text:span text:style-name="T4">akar persamaan non linear secara numerik.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24.542cm" svg:x2="12.501cm" svg:y2="22.697cm">
            <text:p/>
          </draw:line>
          <draw:custom-shape draw:style-name="gr9" draw:text-style-name="P7" draw:layer="layout" svg:width="14.912cm" svg:height="2.104cm" svg:x="5.045cm" svg:y="28.558cm">
            <text:p text:style-name="P6"><text:span text:style-name="T4">Mahasiswa mampu menggunakan deret taylor.</text:span></text:p>
            <text:p text:style-name="P6"><text:span text:style-name="T4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501cm" svg:y1="28.581cm" svg:x2="12.501cm" svg:y2="27.107cm">
            <text:p/>
          </draw:line>
          <draw:custom-shape draw:style-name="gr10" draw:text-style-name="P8" draw:layer="layout" svg:width="1.264cm" svg:height="1.053cm" svg:x="4.134cm" svg:y="27.951cm">
            <text:p text:style-name="P6"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.263cm" svg:height="1.052cm" svg:x="3.866cm" svg:y="23.848cm">
            <text:p text:style-name="P6"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264cm" svg:height="1.054cm" svg:x="2.818cm" svg:y="23.424cm">
            <text:p text:style-name="P6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3" draw:layer="layout" svg:x1="2.999cm" svg:y1="23.08cm" svg:x2="21.105cm" svg:y2="23.08cm">
            <text:p/>
          </draw:line>
          <draw:custom-shape draw:style-name="gr14" draw:text-style-name="P7" draw:layer="layout" svg:width="4.001cm" svg:height="1.686cm" svg:x="21.078cm" svg:y="23.041cm">
            <text:p text:style-name="P6"><text:span text:style-name="T4">Kuis 1 :</text:span></text:p>
            <text:p text:style-name="P6"><text:span text:style-name="T4">Minggu ke-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8" draw:layer="layout" svg:width="1.132cm" svg:height="1.053cm" svg:x="4.747cm" svg:y="19.507cm">
            <text:p text:style-name="P6"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1.158cm" svg:height="1.047cm" svg:x="3.773cm" svg:y="19.09cm">
            <text:p text:style-name="P6"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.263cm" svg:height="1.052cm" svg:x="4.159cm" svg:y="16.065cm">
            <text:p text:style-name="P6"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3" draw:layer="layout" svg:x1="3.004cm" svg:y1="15.744cm" svg:x2="21.11cm" svg:y2="15.744cm">
            <text:p/>
          </draw:line>
          <draw:custom-shape draw:style-name="gr17" draw:text-style-name="P7" draw:layer="layout" svg:width="3.999cm" svg:height="1.685cm" svg:x="21.084cm" svg:y="15.706cm">
            <text:p text:style-name="P6"><text:span text:style-name="T4">UTS :</text:span></text:p>
            <text:p text:style-name="P6"><text:span text:style-name="T4">Minggu ke-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1.459cm" svg:height="1.054cm" svg:x="3.878cm" svg:y="9.018cm">
            <text:p text:style-name="P6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3" draw:layer="layout" svg:x1="2.972cm" svg:y1="8.173cm" svg:x2="21.078cm" svg:y2="8.173cm">
            <text:p/>
          </draw:line>
          <draw:custom-shape draw:style-name="gr19" draw:text-style-name="P7" draw:layer="layout" svg:width="4.448cm" svg:height="1.685cm" svg:x="21.052cm" svg:y="8.148cm">
            <text:p text:style-name="P6"><text:span text:style-name="T4">Kuis 2 :</text:span></text:p>
            <text:p text:style-name="P6"><text:span text:style-name="T4">Minggu ke-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.263cm" svg:height="1.052cm" svg:x="4.063cm" svg:y="5.178cm">
            <text:p text:style-name="P6"><text:span text:style-name="T4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264cm" svg:height="1.054cm" svg:x="2.823cm" svg:y="8.554cm">
            <text:p text:style-name="P6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1.263cm" svg:height="1.053cm" svg:x="3.027cm" svg:y="4.554cm">
            <text:p text:style-name="P6"><text:span text:style-name="T4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3" draw:layer="layout" svg:x1="2.972cm" svg:y1="4.276cm" svg:x2="21.078cm" svg:y2="4.276cm">
            <text:p/>
          </draw:line>
          <draw:custom-shape draw:style-name="gr21" draw:text-style-name="P7" draw:layer="layout" svg:width="4.448cm" svg:height="1.684cm" svg:x="21.052cm" svg:y="4.238cm">
            <text:p text:style-name="P6"><text:span text:style-name="T4">UAS :</text:span></text:p>
            <text:p text:style-name="P6"><text:span text:style-name="T4">Minggu ke-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1.264cm" svg:height="1.053cm" svg:x="3.668cm" svg:y="12.563cm">
            <text:p text:style-name="P6"><text:span text:style-name="T4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1.264cm" svg:height="1.053cm" svg:x="2.661cm" svg:y="12.14cm">
            <text:p text:style-name="P6"><text:span text:style-name="T4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, Calibri" style:font-family-generic="swiss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, Calibri" style:font-family-generic="swiss"/>
    <style:font-face style:name="Calibri5" svg:font-family="Calibri" style:font-family-generic="system" style:font-pitch="variable"/>
    <style:font-face style:name="Calibri6" svg:font-family="Calibri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6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2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2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2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2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6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3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3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6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1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26.67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2.5.2.0$Linux_X86_64 LibreOffice_project/20$Build-2</meta:generator>
    <dc:date>2022-02-14T11:04:43.941494419</dc:date>
    <meta:editing-duration>PT2H35M32S</meta:editing-duration>
    <meta:editing-cycles>10</meta:editing-cycles>
    <dc:creator>Mifta Nur Farid</dc:creator>
    <meta:document-statistic meta:object-count="36"/>
  </office:meta>
</office:document-meta>
</file>